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B000000228E4FE2368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au1" style:family="table">
      <style:table-properties style:width="18.263cm" fo:margin-left="-0.132cm" table:align="left" style:writing-mode="lr-tb"/>
    </style:style>
    <style:style style:name="Tableau1.A" style:family="table-column">
      <style:table-column-properties style:column-width="13.508cm"/>
    </style:style>
    <style:style style:name="Tableau1.B" style:family="table-column">
      <style:table-column-properties style:column-width="4.755cm"/>
    </style:style>
    <style:style style:name="Tableau1.A1" style:family="table-cell">
      <style:table-cell-properties style:vertical-align="top" fo:padding-left="0.123cm" fo:padding-right="0.123cm" fo:padding-top="0cm" fo:padding-bottom="0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top" fo:padding-left="0.123cm" fo:padding-right="0.123cm" fo:padding-top="0cm" fo:padding-bottom="0cm" fo:border="0.05pt solid #000000"/>
    </style:style>
    <style:style style:name="Tableau1.A2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/>
    </style:style>
    <style:style style:name="Tableau1.B2" style:family="table-cell">
      <style:table-cell-properties style:vertical-align="top"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ize="14pt" fo:font-weight="bold" style:font-size-asian="14pt" style:font-weight-asian="bold"/>
    </style:style>
    <style:style style:name="P2" style:family="paragraph" style:parent-style-name="Header">
      <style:paragraph-properties fo:text-align="center" style:justify-single-word="false">
        <style:tab-stops/>
      </style:paragraph-properties>
      <style:text-properties fo:font-size="14pt" fo:font-weight="bold" style:font-size-asian="14pt" style:font-weight-asian="bold"/>
    </style:style>
    <style:style style:name="P3" style:family="paragraph" style:parent-style-name="Header">
      <style:paragraph-properties>
        <style:tab-stops/>
      </style:paragraph-properties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P4" style:family="paragraph" style:parent-style-name="Header">
      <style:paragraph-properties>
        <style:tab-stops/>
      </style:paragraph-properties>
    </style:style>
    <style:style style:name="P5" style:family="paragraph" style:parent-style-name="Header">
      <style:paragraph-properties>
        <style:tab-stops/>
      </style:paragraph-properties>
      <style:text-properties fo:color="#0000ff" fo:font-style="italic" officeooo:rsid="00079089" officeooo:paragraph-rsid="00079089" style:font-style-asian="italic" style:font-style-complex="italic"/>
    </style:style>
    <style:style style:name="P6" style:family="paragraph" style:parent-style-name="Header">
      <style:paragraph-properties>
        <style:tab-stops/>
      </style:paragraph-properties>
      <style:text-properties fo:color="#0000ff" fo:font-style="italic" fo:font-weight="bold" style:font-style-asian="italic" style:font-weight-asian="bold"/>
    </style:style>
    <style:style style:name="P7" style:family="paragraph" style:parent-style-name="Header">
      <style:paragraph-properties>
        <style:tab-stops/>
      </style:paragraph-properties>
      <style:text-properties fo:color="#ff3366" fo:font-style="italic" officeooo:rsid="00079089" officeooo:paragraph-rsid="00079089" style:font-style-asian="italic" style:font-style-complex="italic"/>
    </style:style>
    <style:style style:name="P8" style:family="paragraph" style:parent-style-name="Header">
      <style:paragraph-properties style:line-height-at-least="0.6cm">
        <style:tab-stops/>
      </style:paragraph-properties>
    </style:style>
    <style:style style:name="P9" style:family="paragraph" style:parent-style-name="Header">
      <style:paragraph-properties>
        <style:tab-stops/>
      </style:paragraph-properties>
      <style:text-properties style:text-underline-style="solid" style:text-underline-width="auto" style:text-underline-color="font-color" fo:font-weight="bold" style:font-weight-asian="bold"/>
    </style:style>
    <style:style style:name="P10" style:family="paragraph" style:parent-style-name="Header">
      <style:paragraph-properties style:line-height-at-least="0.6cm">
        <style:tab-stops/>
      </style:paragraph-properties>
      <style:text-properties style:text-underline-style="solid" style:text-underline-width="auto" style:text-underline-color="font-color" fo:font-weight="bold" style:font-weight-asian="bold"/>
    </style:style>
    <style:style style:name="P11" style:family="paragraph" style:parent-style-name="Standard">
      <style:paragraph-properties fo:padding-left="0.141cm" fo:padding-right="0.141cm" fo:padding-top="0.035cm" fo:padding-bottom="0.035cm" fo:border="0.06pt solid #000000"/>
      <style:text-properties fo:font-style="italic" fo:font-weight="bold" style:font-style-asian="italic" style:font-weight-asian="bold"/>
    </style:style>
    <style:style style:name="P12" style:family="paragraph" style:parent-style-name="Standard">
      <style:paragraph-properties fo:padding-left="0.141cm" fo:padding-right="0.141cm" fo:padding-top="0.035cm" fo:padding-bottom="0.035cm" fo:border="0.06pt solid #000000"/>
      <style:text-properties fo:font-style="italic" style:font-style-asian="italic"/>
    </style:style>
    <style:style style:name="P13" style:family="paragraph" style:parent-style-name="Standard">
      <style:paragraph-properties>
        <style:tab-stops/>
      </style:paragraph-properties>
    </style:style>
    <style:style style:name="P14" style:family="paragraph" style:parent-style-name="Standard">
      <style:paragraph-properties style:line-height-at-least="0.6cm">
        <style:tab-stops/>
      </style:paragraph-properties>
    </style:style>
    <style:style style:name="P15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P16" style:family="paragraph" style:parent-style-name="Standard">
      <style:paragraph-properties>
        <style:tab-stops/>
      </style:paragraph-properties>
      <style:text-properties style:text-underline-style="solid" style:text-underline-width="auto" style:text-underline-color="font-color" fo:font-weight="bold" style:font-weight-asian="bold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font-style="italic" style:font-style-asian="italic"/>
    </style:style>
    <style:style style:name="P18" style:family="paragraph" style:parent-style-name="Standard" style:master-page-name="Standard">
      <style:paragraph-properties style:page-number="auto" fo:padding-left="0.141cm" fo:padding-right="0.141cm" fo:padding-top="0.035cm" fo:padding-bottom="0.035cm" fo:border="0.06pt solid #000000"/>
      <style:text-properties fo:font-style="italic" fo:font-weight="bold" style:font-style-asian="italic" style:font-weight-asian="bold"/>
    </style:style>
    <style:style style:name="P19" style:family="paragraph" style:parent-style-name="Standard">
      <style:paragraph-properties style:line-height-at-least="0.6cm">
        <style:tab-stops/>
      </style:paragraph-properties>
    </style:style>
    <style:style style:name="P20" style:family="paragraph" style:parent-style-name="Standard">
      <style:paragraph-properties style:line-height-at-least="0.6cm">
        <style:tab-stops/>
      </style:paragraph-properties>
      <style:text-properties officeooo:paragraph-rsid="000d992c"/>
    </style:style>
    <style:style style:name="P21" style:family="paragraph" style:parent-style-name="Standard">
      <style:paragraph-properties style:line-height-at-least="0.6cm">
        <style:tab-stops/>
      </style:paragraph-properties>
      <style:text-properties officeooo:paragraph-rsid="000f62ca"/>
    </style:style>
    <style:style style:name="P22" style:family="paragraph" style:parent-style-name="Standard" style:list-style-name="WW8Num1">
      <style:paragraph-properties fo:margin-left="0cm" fo:margin-right="0cm" fo:text-indent="0cm" style:auto-text-indent="false" fo:padding-left="0.141cm" fo:padding-right="0.141cm" fo:padding-top="0.035cm" fo:padding-bottom="0.035cm" fo:border="0.06pt solid #000000"/>
      <style:text-properties fo:font-style="italic" style:font-style-asian="italic"/>
    </style:style>
    <style:style style:name="P23" style:family="paragraph" style:parent-style-name="Standard" style:list-style-name="WW8Num1">
      <style:paragraph-properties fo:margin-left="0cm" fo:margin-right="0cm" style:line-height-at-least="0.6cm" fo:text-indent="0cm" style:auto-text-indent="false">
        <style:tab-stops/>
      </style:paragraph-properties>
    </style:style>
    <style:style style:name="P24" style:family="paragraph" style:parent-style-name="Heading_20_1">
      <style:paragraph-properties style:line-height-at-least="0.6cm">
        <style:tab-stops/>
      </style:paragraph-properties>
    </style:style>
    <style:style style:name="P25" style:family="paragraph" style:parent-style-name="Header">
      <style:paragraph-properties>
        <style:tab-stops/>
      </style:paragraph-properties>
      <style:text-properties officeooo:paragraph-rsid="000d5964"/>
    </style:style>
    <style:style style:name="P26" style:family="paragraph" style:parent-style-name="Header">
      <style:paragraph-properties>
        <style:tab-stops/>
      </style:paragraph-properties>
      <style:text-properties fo:color="#ff3366" fo:font-style="italic" officeooo:rsid="00079089" officeooo:paragraph-rsid="000d5964" style:font-style-asian="italic" style:font-style-complex="italic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language-asian="fr" style:country-asian="FR"/>
    </style:style>
    <style:style style:name="T3" style:family="text">
      <style:text-properties officeooo:rsid="00079089"/>
    </style:style>
    <style:style style:name="T4" style:family="text">
      <style:text-properties officeooo:rsid="00091a3c"/>
    </style:style>
    <style:style style:name="T5" style:family="text">
      <style:text-properties officeooo:rsid="000d5964"/>
    </style:style>
    <style:style style:name="T6" style:family="text">
      <style:text-properties officeooo:rsid="000d992c"/>
    </style:style>
    <style:style style:name="T7" style:family="text">
      <style:text-properties officeooo:rsid="000f62ca"/>
    </style:style>
    <style:style style:name="T8" style:family="text">
      <style:text-properties officeooo:rsid="00103fa6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Objectifs : </text:p>
      <text:p text:style-name="P12">Mettre en service le portail Motostar dans ses différentes configurations possibles et s’approprier son fonctionnement.</text:p>
      <text:p text:style-name="P12"/>
      <text:p text:style-name="P11">Compétences visées :</text:p>
      <text:list xml:id="list1560282019796716936" text:style-name="WW8Num1">
        <text:list-item>
          <text:p text:style-name="P22">Effectuer des tests en conformité avec une procédure établie sur un équipement ou un produit</text:p>
        </text:list-item>
        <text:list-item>
          <text:p text:style-name="P22">Installer et configurer un nouvel équipement ou produit</text:p>
        </text:list-item>
        <text:list-item>
          <text:p text:style-name="P22">Valider le bon fonctionnement de l’équipement ou produit</text:p>
        </text:list-item>
      </text:list>
      <text:p text:style-name="P12"/>
      <text:p text:style-name="P11">Matériels et documents à disposition :</text:p>
      <text:list xml:id="list31703353" text:continue-list="list1560282019796716936" text:style-name="WW8Num1">
        <text:list-item text:start-value="1">
          <text:p text:style-name="P22">Dossier technique constructeur du portail et de ses différents équipements</text:p>
        </text:list-item>
        <text:list-item>
          <text:p text:style-name="P22">Dossier de présentation du portail </text:p>
        </text:list-item>
        <text:list-item>
          <text:p text:style-name="P22">Portail équipé de sa centrale de commande, du récepteur radio et d’une commande par émetteur 2 touches</text:p>
        </text:list-item>
      </text:list>
      <text:p text:style-name="P17"/>
      <text:p text:style-name="P15">Travail à effectuer :</text:p>
      <text:p text:style-name="P3"/>
      <text:p text:style-name="P6">Conseil : lire l’ensemble de ce document avant de se lancer. <text:span text:style-name="T4">Pour votre compte-rendu reprendre le texte ci-dessous mais sans le formatage du tableau qui empêche d'insérer facilement des images, commentaires...</text:span></text:p>
      <text:p text:style-name="P4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Activité</text:p>
            <text:p text:style-name="P2"/>
          </table:table-cell>
          <table:table-cell table:style-name="Tableau1.B1" office:value-type="string">
            <text:p text:style-name="P2">Validation - Notes</text:p>
          </table:table-cell>
        </table:table-row>
        <table:table-row>
          <table:table-cell table:style-name="Tableau1.A2" office:value-type="string">
            <text:p text:style-name="P9">Repérage :</text:p>
            <text:p text:style-name="P4"/>
            <text:p text:style-name="P14">Repérer les différents éléments :</text:p>
            <text:list xml:id="list31726530" text:continue-list="list31703353" text:style-name="WW8Num1">
              <text:list-item text:start-value="1">
                <text:p text:style-name="P23"><text:span text:style-name="T3">ventails ( couvert</text:span>, <text:span text:style-name="T3">couvrant)</text:span> serrure</text:p>
              </text:list-item>
              <text:list-item>
                <text:p text:style-name="P23">éléments de la centrale de commande</text:p>
              </text:list-item>
              <text:list-item>
                <text:p text:style-name="P23">éléments de la partie mécanique : bielles, moto-réducteur…</text:p>
              </text:list-item>
            </text:list>
            <text:p text:style-name="P4"/>
          </table:table-cell>
          <table:table-cell table:style-name="Tableau1.B2" office:value-type="string">
            <text:p text:style-name="P4"/>
            <text:p text:style-name="P25"><text:span text:style-name="T5">1</text:span></text:p>
            <text:p text:style-name="P5">L'utilisation de photos est recommandée</text:p>
          </table:table-cell>
        </table:table-row>
        <table:table-row>
          <table:table-cell table:style-name="Tableau1.A2" office:value-type="string">
            <text:p text:style-name="P9">Sécurité :</text:p>
            <text:p text:style-name="P4"/>
            <text:p text:style-name="P14">Recenser les risques électriques et mécaniques posés par le fonctionnement sans couvercle sur les parties mécaniques et sur la centrale de commande.</text:p>
            <text:p text:style-name="P14"/>
            <text:p text:style-name="P14">En déduire les comportements à interdire pour la suite des essais dans le cas d’un travail à 1 personne, à 2 personnes.</text:p>
            <text:p text:style-name="P4"/>
          </table:table-cell>
          <table:table-cell table:style-name="Tableau1.B2" office:value-type="string">
            <text:p text:style-name="P25"><text:span text:style-name="T5">2</text:span></text:p>
          </table:table-cell>
        </table:table-row>
        <table:table-row>
          <table:table-cell table:style-name="Tableau1.A2" office:value-type="string">
            <text:p text:style-name="P10">Mise en service :</text:p>
            <text:p text:style-name="P8"/>
            <text:p text:style-name="P14">Mettre en service le portail dans différentes configurations possibles afin de s’approprier le rôle ou le fonctionnement :</text:p>
            <text:list xml:id="list31705632" text:continue-list="list31726530" text:style-name="WW8Num1">
              <text:list-item text:start-value="1">
                <text:p text:style-name="P23">de la télécommande</text:p>
              </text:list-item>
              <text:list-item text:start-value="1">
                <text:p text:style-name="P23">de la séquence d’apprentissage dans ses différentes phases</text:p>
              </text:list-item>
              <text:list-item text:start-value="1">
                <text:p text:style-name="P23">des potentiomètres R1 et R2</text:p>
              </text:list-item>
              <text:list-item text:start-value="1">
                <text:p text:style-name="P23">des switches 1 à 4 de SW1</text:p>
              </text:list-item>
              <text:list-item text:start-value="1">
                <text:p text:style-name="P23"><text:soft-page-break/>du switch F</text:p>
              </text:list-item>
              <text:list-item text:start-value="1">
                <text:p text:style-name="P23">des différentes leds de la carte</text:p>
              </text:list-item>
              <text:list-item text:start-value="1">
                <text:p text:style-name="P23">de l’embrayage avec limiteur de couple : vérifier la conformité par rapport aux normes en vigueur</text:p>
              </text:list-item>
            </text:list>
            <text:p text:style-name="P8"/>
          </table:table-cell>
          <table:table-cell table:style-name="Tableau1.B2" office:value-type="string">
            <text:p text:style-name="P4"/>
            <text:p text:style-name="P7">Toujours être prêt à couper l'alimentation en cas de dysfonctionnement, Commencer par repérer le "coup de poing"</text:p>
            <text:p text:style-name="P7"/>
            <text:p text:style-name="P7"/>
            <text:p text:style-name="P26"><text:span text:style-name="T5">3</text:span></text:p>
            <text:p text:style-name="P7"/>
            <text:p text:style-name="P7"><text:soft-page-break/>Attention, les potentiomètres sont fragiles, utiliser un tournevis adapté et tourner délicatement</text:p>
          </table:table-cell>
        </table:table-row>
        <table:table-row>
          <table:table-cell table:style-name="Tableau1.A2" office:value-type="string">
            <text:p text:style-name="P10">Procédures :</text:p>
            <text:p text:style-name="P8"/>
            <text:p text:style-name="P14">Noter <text:span text:style-name="T3">en détail</text:span> les procédures permettant par exemple :</text:p>
            <text:list xml:id="list31733961" text:continue-list="list31705632" text:style-name="WW8Num1">
              <text:list-item text:start-value="1">
                <text:p text:style-name="P23">d’ouvrir 1 ou 2 battants</text:p>
              </text:list-item>
              <text:list-item text:start-value="1">
                <text:p text:style-name="P23">de passer en mode fermeture automatique</text:p>
              </text:list-item>
              <text:list-item text:start-value="1">
                <text:p text:style-name="P23">de verrouiller en position ouverte dans le mode fermeture automatique</text:p>
              </text:list-item>
              <text:list-item text:start-value="1">
                <text:p text:style-name="P23">…</text:p>
              </text:list-item>
            </text:list>
            <text:p text:style-name="P8"/>
          </table:table-cell>
          <table:table-cell table:style-name="Tableau1.B2" office:value-type="string">
            <text:p text:style-name="P25"><text:span text:style-name="T5">4</text:span></text:p>
          </table:table-cell>
        </table:table-row>
        <table:table-row>
          <table:table-cell table:style-name="Tableau1.A2" office:value-type="string">
            <text:p text:style-name="P10">D’un peu plus près…</text:p>
            <text:p text:style-name="P8"/>
            <text:p text:style-name="P14">Chronométrer les durées d’ouverture et de fermeture : conformité à la notice constructeur ? <text:span text:style-name="T6">14s30 ouverture</text:span></text:p>
            <text:p text:style-name="P20"><text:span text:style-name="T6"><text:s text:c="24"/>12s40 fermeture</text:span></text:p>
            <text:p text:style-name="P14"/>
            <text:p text:style-name="P14">Noter le rôle des différentes broches du bornier des fonctions E.</text:p>
            <text:p text:style-name="P14"/>
            <text:p text:style-name="P14">Pourquoi y-a-t-il un court-circuit entre les broches 07 et 08 de ce bornier ?</text:p>
            <text:p text:style-name="P21"><text:span text:style-name="T7">Cellule de secu</text:span><text:span text:style-name="T8">x</text:span></text:p>
            <text:p text:style-name="P8"/>
          </table:table-cell>
          <table:table-cell table:style-name="Tableau1.B2" office:value-type="string">
            <text:p text:style-name="P25"><text:span text:style-name="T5">5</text:span></text:p>
          </table:table-cell>
        </table:table-row>
        <table:table-row>
          <table:table-cell table:style-name="Tableau1.A2" office:value-type="string">
            <text:h text:style-name="P24" text:outline-level="1">Quelques questions…</text:h>
            <text:p text:style-name="P14"/>
            <text:p text:style-name="P14">Que se passe-t-il </text:p>
            <text:list xml:id="list31728752" text:continue-list="list31733961" text:style-name="WW8Num1">
              <text:list-item text:start-value="1">
                <text:p text:style-name="P23">si un obstacle bloque l’ouverture ou la fermeture ?</text:p>
              </text:list-item>
              <text:list-item>
                <text:p text:style-name="P23">lorsqu’on commande la fermeture ou l’ouverture après un blocage ?</text:p>
              </text:list-item>
              <text:list-item>
                <text:p text:style-name="P23">lors d’une panne de courant pendant une phase d’ouverture ou de fermeture <text:span text:style-name="T3">( avec ou sans batterie)</text:span>? </text:p>
              </text:list-item>
              <text:list-item>
                <text:p text:style-name="P23">en cas de lancement d’une séquence d’apprentissage dans des conditions erronées ?</text:p>
              </text:list-item>
              <text:list-item>
                <text:p text:style-name="P23">…</text:p>
              </text:list-item>
            </text:list>
            <text:p text:style-name="P14"/>
          </table:table-cell>
          <table:table-cell table:style-name="Tableau1.B2" office:value-type="string">
            <text:p text:style-name="P25"><text:span text:style-name="T5">6</text:span></text:p>
          </table:table-cell>
        </table:table-row>
        <table:table-row>
          <table:table-cell table:style-name="Tableau1.A2" office:value-type="string">
            <text:p text:style-name="P16">Compléments :</text:p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leau1.B2" office:value-type="string">
            <text:p text:style-name="P25"><text:span text:style-name="T5">7</text:span>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0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text-underline-style="solid" style:text-underline-width="auto" style:text-underline-color="font-color" fo:font-weight="bold" style:font-weight-asian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WW-Police_20_par_20_défaut" style:display-name="WW-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4pt" fo:font-weight="bold" style:font-size-asian="14pt" style:font-weight-asian="bold"/>
    </style:style>
    <style:style style:name="MT1" style:family="text">
      <style:text-properties fo:font-size="10pt" style:font-size-asian="10pt" style:language-asian="fr" style:country-asian="FR"/>
    </style:style>
    <style:style style:name="MT2" style:family="text">
      <style:text-properties fo:font-size="10pt" style:font-size-asian="10pt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99cm" fo:margin-bottom="1.199cm" fo:margin-left="1.7cm" fo:margin-right="1.501cm" style:writing-mode="lr-tb" style:layout-grid-color="#c0c0c0" style:layout-grid-lines="41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006cm" fo:margin-left="0cm" fo:margin-right="0cm" fo:margin-bottom="0cm" style:dynamic-spacing="true"/>
      </style:header-style>
      <style:footer-style>
        <style:header-footer-properties fo:min-height="0.499cm" fo:margin-left="0cm" fo:margin-right="0cm" fo:margin-top="0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5.034cm" svg:y="0cm" svg:width="3.468cm" svg:height="2.563cm" draw:z-index="1"><draw:image xlink:href="Pictures/10000000000003B000000228E4FE2368.jpg" xlink:type="simple" xlink:show="embed" xlink:actuate="onLoad"/></draw:frame></text:p>
        <text:p text:style-name="MP1">SYSTEMES – PORTAIL MOTOSTAR </text:p>
        <text:p text:style-name="MP1">Mise en service et découverte du fonctionnement</text:p>
        <text:p text:style-name="MP1">________________________________________________________________________</text:p>
      </style:header>
      <style:footer>
        <text:p text:style-name="Footer"><text:span text:style-name="MT1"><text:file-name text:display="name-and-extension">mise_en_service_2016.odt</text:file-name></text:span><text:span text:style-name="MT2"><text:tab/><text:tab/></text:span><text:span text:style-name="MT1"><text:tab/>- </text:span><text:span text:style-name="MT1"><text:page-number text:select-page="current">2</text:page-number></text:span><text:span text:style-name="MT1"> -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4.2$Windows_x86 LibreOffice_project/9e9821abd0ffdbc09cd8c52eaa574fa09eb08f2</meta:generator>
    <meta:initial-creator>anne marie</meta:initial-creator>
    <meta:creation-date>2004-11-27T20:27:00</meta:creation-date>
    <dc:date>2016-02-04T11:54:30.66</dc:date>
    <meta:print-date>2007-03-07T13:32:28</meta:print-date>
    <dc:language>fr-FR</dc:language>
    <meta:editing-cycles>28</meta:editing-cycles>
    <meta:editing-duration>PT4H14M20S</meta:editing-duration>
    <meta:document-statistic meta:table-count="1" meta:image-count="1" meta:object-count="0" meta:page-count="2" meta:paragraph-count="65" meta:word-count="490" meta:character-count="3046" meta:non-whitespace-character-count="2614"/>
    <meta:user-defined meta:name="Info 1"/>
    <meta:user-defined meta:name="Info 2"/>
    <meta:user-defined meta:name="Info 3"/>
    <meta:user-defined meta:name="Info 4"/>
  </office:meta>
</office:document-meta>
</file>